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1A00000463B0BABB9303BFCA02.jpg" manifest:media-type="image/jpeg"/>
  <manifest:file-entry manifest:full-path="Pictures/100000000000000800000008D8907A0A37ABDD15.png" manifest:media-type="image/png"/>
  <manifest:file-entry manifest:full-path="Pictures/100000000000004A0000007CC8631D177EB6B679.jpg" manifest:media-type="image/jpeg"/>
  <manifest:file-entry manifest:full-path="Pictures/1000000000000200000002008D623C5F287E0076.jpg" manifest:media-type="image/jpeg"/>
  <manifest:file-entry manifest:full-path="Pictures/100000000000000800000008CDC17A260F4E4EEF.png" manifest:media-type="image/png"/>
  <manifest:file-entry manifest:full-path="Pictures/1000000000000008000000086E7265FED905C970.png" manifest:media-type="image/png"/>
  <manifest:file-entry manifest:full-path="Pictures/10000000000000080000000854AAA20271354D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itra Mono" svg:font-family="'Mitra Mono'" style:font-pitch="fixed"/>
    <style:font-face style:name="Gargi" svg:font-family="Gargi" style:font-pitch="variable"/>
    <style:font-face style:name="Jamrul" svg:font-family="Jamrul" style:font-pitch="variable"/>
    <style:font-face style:name="Loma" svg:font-family="Loma" style:font-pitch="variable"/>
    <style:font-face style:name="Manjari" svg:font-family="Manjari" style:font-pitch="variable"/>
    <style:font-face style:name="Ramabhadra" svg:font-family="Ramabhad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Nimbus Sans" svg:font-family="'Nimbus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db82" officeooo:paragraph-rsid="000bdb82"/>
    </style:style>
    <style:style style:name="P2" style:family="paragraph" style:parent-style-name="Foot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5" style:family="paragraph" style:parent-style-name="Text_20_body">
      <style:paragraph-properties fo:margin-top="0cm" fo:margin-bottom="0.049cm" style:contextual-spacing="false" fo:text-align="center" style:justify-single-word="false"/>
      <style:text-properties fo:color="#fceebd" loext:opacity="100%" style:font-name="Liberation Sans Narrow" fo:font-size="14pt" fo:text-shadow="none" fo:font-weight="bold" officeooo:rsid="00100028" officeooo:paragraph-rsid="00138b1b" style:font-size-asian="14pt" style:font-weight-asian="bold" style:font-size-complex="14pt" style:font-weight-complex="bold"/>
    </style:style>
    <style:style style:name="P6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7" style:family="paragraph" style:parent-style-name="Title" style:master-page-name="First_20_Page">
      <style:paragraph-properties fo:text-align="center" style:justify-single-word="false" style:page-number="1"/>
      <style:text-properties fo:text-transform="uppercase" fo:color="#135453" loext:opacity="100%" style:font-name="Liberation Sans1" fo:font-size="72pt" fo:text-shadow="none" officeooo:rsid="000bdb82" officeooo:paragraph-rsid="000bdb82" style:font-size-asian="72pt" style:font-size-complex="72pt" style:font-relief="none"/>
    </style:style>
    <style:style style:name="T1" style:family="text">
      <style:text-properties fo:color="#000000" loext:opacity="100%" style:text-position="super 58%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loext:opacity="100%" style:text-position="super 58%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DejaVu Sans" fo:font-size="54pt" fo:font-weight="bold" officeooo:rsid="00138b1b" style:font-name-asian="Noto Sans CJK SC" style:font-size-asian="54pt" style:font-weight-asian="bold" style:font-name-complex="Lohit Devanagari" style:font-size-complex="54pt" style:font-weight-complex="bold"/>
    </style:style>
    <style:style style:name="T4" style:family="text">
      <style:text-properties style:font-name="FreeSans" fo:font-size="54pt" fo:font-weight="bold" officeooo:rsid="00138b1b" style:font-name-asian="Noto Sans CJK SC" style:font-size-asian="54pt" style:font-weight-asian="bold" style:font-name-complex="Lohit Devanagari" style:font-size-complex="54pt" style:font-weight-complex="bold"/>
    </style:style>
    <style:style style:name="T5" style:family="text">
      <style:text-properties style:font-name="Ramabhadra" fo:font-size="54pt" fo:font-weight="bold" officeooo:rsid="00138b1b" style:font-name-asian="Noto Sans CJK SC" style:font-size-asian="54pt" style:font-weight-asian="bold" style:font-name-complex="Lohit Devanagari" style:font-size-complex="54pt" style:font-weight-complex="bold"/>
    </style:style>
    <style:style style:name="T6" style:family="text">
      <style:text-properties officeooo:rsid="00138b1b"/>
    </style:style>
    <style:style style:name="T7" style:family="text">
      <style:text-properties style:font-name="Gargi" fo:font-size="54pt" fo:font-weight="bold" officeooo:rsid="00138b1b" style:font-name-asian="Noto Sans CJK SC" style:font-size-asian="54pt" style:font-weight-asian="bold" style:font-name-complex="Lohit Devanagari" style:font-size-complex="54pt" style:font-weight-complex="bold"/>
    </style:style>
    <style:style style:name="T8" style:family="text">
      <style:text-properties style:font-name="Jamrul" fo:font-size="54pt" fo:font-weight="bold" officeooo:rsid="00138b1b" style:font-name-asian="Noto Sans CJK SC" style:font-size-asian="54pt" style:font-weight-asian="bold" style:font-name-complex="Lohit Devanagari" style:font-size-complex="54pt" style:font-weight-complex="bold"/>
    </style:style>
    <style:style style:name="T9" style:family="text">
      <style:text-properties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T10" style:family="text">
      <style:text-properties fo:color="#b7819b" loext:opacity="100%"/>
    </style:style>
    <style:style style:name="T11" style:family="text">
      <style:text-properties style:use-window-font-color="true" loext:opacity="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T12" style:family="text">
      <style:text-properties fo:color="#4a2d5b" loext:opacity="10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image-name="Bitmap_20_1" draw:opacity="100%" draw:fill-image-width="0cm" draw:fill-image-height="0cm" style:repeat="repeat" draw:fill-image-ref-point-x="0%" draw:fill-image-ref-point-y="0%" draw:fill-image-ref-point="center" draw:tile-repeat-offset="0% vertical" fo:padding="0.15cm" fo:border="none" loext:rel-width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ceebd" draw:fill="solid" draw:fill-color="#fceebd" draw:fill-image-name="Bitmap_20_2" draw:fill-image-width="0cm" draw:fill-image-height="0cm" style:repeat="repeat" draw:fill-image-ref-point-x="0%" draw:fill-image-ref-point-y="0%" draw:fill-image-ref-point="center" draw:tile-repeat-offset="0% vertical" style:border-line-width="0.026cm 0.026cm 0.026cm" fo:padding="0.15cm" fo:border="2.3pt double #000000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<draw:frame draw:style-name="fr2" draw:name="Marco1" text:anchor-type="paragraph" svg:x="0.09cm" svg:y="0.591cm" style:rel-width="99%" draw:z-index="0"><draw:text-box fo:min-height="0.499cm" fo:min-width="16.829cm"><text:p text:style-name="P7"><text:span text:style-name="T12">Proyecto DIw</text:span><text:line-break/><text:span text:style-name="T1">E n t r e g a <text:s text:c="2"/>1</text:span></text:p></draw:text-box></draw:frame></text:p>
      <text:p text:style-name="P3"><draw:frame draw:style-name="fr1" draw:name="Marco2" text:anchor-type="paragraph" svg:x="-0.21cm" svg:y="15.296cm" style:rel-width="83%" draw:z-index="1"><draw:text-box fo:min-height="1.08cm" fo:min-width="17.429cm"><text:p text:style-name="P5"><text:span text:style-name="T10">Edu</text:span>ardo <text:span text:style-name="T10">Mar</text:span>tínez <text:span text:style-name="T10">Rom</text:span>ero</text:p><text:p text:style-name="P5">2º DAW 21 – 22</text:p><text:p text:style-name="P5">IES DOÑAN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itra Mono" svg:font-family="'Mitra Mono'" style:font-pitch="fixed"/>
    <style:font-face style:name="Gargi" svg:font-family="Gargi" style:font-pitch="variable"/>
    <style:font-face style:name="Jamrul" svg:font-family="Jamrul" style:font-pitch="variable"/>
    <style:font-face style:name="Loma" svg:font-family="Loma" style:font-pitch="variable"/>
    <style:font-face style:name="Manjari" svg:font-family="Manjari" style:font-pitch="variable"/>
    <style:font-face style:name="Ramabhadra" svg:font-family="Ramabhadr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Nimbus Sans" svg:font-family="'Nimbus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Bitmap_20_2" draw:display-name="Bitmap 2" xlink:href="Pictures/1000000000000008000000086E7265FED905C970.png" xlink:type="simple" xlink:show="embed" xlink:actuate="onLoad"/>
    <draw:fill-image draw:name="Bitmap_20_6" draw:display-name="Bitmap 6" xlink:href="Pictures/100000000000000800000008CDC17A260F4E4EEF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Purple-Sponge" xlink:href="Pictures/100000000000004A0000007CC8631D177EB6B679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urple-Spong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04A0000007CC8631D177EB6B67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urple-Spong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11T01:22:03.279899510</dc:date>
    <meta:editing-duration>PT6M16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6" meta:word-count="31" meta:character-count="148" meta:non-whitespace-character-count="119"/>
  </office:meta>
</office:document-meta>
</file>